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3667" officeooo:paragraph-rsid="00099ca3"/>
    </style:style>
    <style:style style:name="P2" style:family="paragraph" style:parent-style-name="Heading_20_1">
      <style:text-properties officeooo:paragraph-rsid="00099ca3"/>
    </style:style>
    <style:style style:name="P3" style:family="paragraph" style:parent-style-name="Heading_20_2">
      <style:text-properties officeooo:paragraph-rsid="000b731b"/>
    </style:style>
    <style:style style:name="P4" style:family="paragraph" style:parent-style-name="Heading_20_2">
      <style:text-properties officeooo:paragraph-rsid="000ebab2"/>
    </style:style>
    <style:style style:name="P5" style:family="paragraph" style:parent-style-name="Heading_20_3">
      <style:text-properties officeooo:paragraph-rsid="000b731b"/>
    </style:style>
    <style:style style:name="P6" style:family="paragraph" style:parent-style-name="Heading_20_3">
      <style:text-properties officeooo:paragraph-rsid="000ebab2"/>
    </style:style>
    <style:style style:name="P7" style:family="paragraph" style:parent-style-name="Heading_20_4">
      <style:text-properties officeooo:paragraph-rsid="000b14db"/>
    </style:style>
    <style:style style:name="P8" style:family="paragraph" style:parent-style-name="Heading_20_4">
      <style:text-properties officeooo:paragraph-rsid="000b731b"/>
    </style:style>
    <style:style style:name="P9" style:family="paragraph" style:parent-style-name="Horizontal_20_Line">
      <style:text-properties officeooo:paragraph-rsid="000b731b"/>
    </style:style>
    <style:style style:name="P10" style:family="paragraph" style:parent-style-name="Horizontal_20_Line">
      <style:text-properties officeooo:paragraph-rsid="000ebab2"/>
    </style:style>
    <style:style style:name="P11" style:family="paragraph" style:parent-style-name="Text_20_body" style:list-style-name="L1">
      <style:text-properties officeooo:paragraph-rsid="000b14db"/>
    </style:style>
    <style:style style:name="P12" style:family="paragraph" style:parent-style-name="Text_20_body" style:list-style-name="L1">
      <style:text-properties officeooo:paragraph-rsid="000b731b"/>
    </style:style>
    <style:style style:name="P13" style:family="paragraph" style:parent-style-name="Text_20_body" style:list-style-name="L9">
      <style:text-properties officeooo:paragraph-rsid="000b14db"/>
    </style:style>
    <style:style style:name="P14" style:family="paragraph" style:parent-style-name="Text_20_body" style:list-style-name="L10">
      <style:text-properties officeooo:paragraph-rsid="000b14db"/>
    </style:style>
    <style:style style:name="P15" style:family="paragraph" style:parent-style-name="Text_20_body" style:list-style-name="L11">
      <style:text-properties officeooo:paragraph-rsid="000b14db"/>
    </style:style>
    <style:style style:name="P16" style:family="paragraph" style:parent-style-name="Text_20_body" style:list-style-name="L12">
      <style:text-properties officeooo:paragraph-rsid="000b14db"/>
    </style:style>
    <style:style style:name="P17" style:family="paragraph" style:parent-style-name="Text_20_body" style:list-style-name="L13">
      <style:text-properties officeooo:paragraph-rsid="000b14db"/>
    </style:style>
    <style:style style:name="P18" style:family="paragraph" style:parent-style-name="Text_20_body" style:list-style-name="L14">
      <style:text-properties officeooo:paragraph-rsid="000b14db"/>
    </style:style>
    <style:style style:name="P19" style:family="paragraph" style:parent-style-name="Text_20_body" style:list-style-name="L15">
      <style:text-properties officeooo:paragraph-rsid="000b14db"/>
    </style:style>
    <style:style style:name="P20" style:family="paragraph" style:parent-style-name="Text_20_body" style:list-style-name="L21">
      <style:text-properties officeooo:paragraph-rsid="000b731b"/>
    </style:style>
    <style:style style:name="P21" style:family="paragraph" style:parent-style-name="Text_20_body" style:list-style-name="L22">
      <style:text-properties officeooo:paragraph-rsid="000b731b"/>
    </style:style>
    <style:style style:name="P22" style:family="paragraph" style:parent-style-name="Text_20_body" style:list-style-name="L23">
      <style:text-properties officeooo:paragraph-rsid="000b731b"/>
    </style:style>
    <style:style style:name="P23" style:family="paragraph" style:parent-style-name="Text_20_body" style:list-style-name="L24">
      <style:text-properties officeooo:paragraph-rsid="000b731b"/>
    </style:style>
    <style:style style:name="P24" style:family="paragraph" style:parent-style-name="Text_20_body" style:list-style-name="L25">
      <style:text-properties officeooo:paragraph-rsid="000b731b"/>
    </style:style>
    <style:style style:name="P25" style:family="paragraph" style:parent-style-name="Text_20_body" style:list-style-name="L26">
      <style:text-properties officeooo:paragraph-rsid="000b731b"/>
    </style:style>
    <style:style style:name="P26" style:family="paragraph" style:parent-style-name="Text_20_body" style:list-style-name="L27">
      <style:text-properties officeooo:paragraph-rsid="000b731b"/>
    </style:style>
    <style:style style:name="P27" style:family="paragraph" style:parent-style-name="Text_20_body" style:list-style-name="L28">
      <style:text-properties officeooo:paragraph-rsid="000b731b"/>
    </style:style>
    <style:style style:name="P28" style:family="paragraph" style:parent-style-name="Text_20_body" style:list-style-name="L29">
      <style:text-properties officeooo:paragraph-rsid="000b731b"/>
    </style:style>
    <style:style style:name="P29" style:family="paragraph" style:parent-style-name="Text_20_body" style:list-style-name="L30">
      <style:text-properties officeooo:paragraph-rsid="000b731b"/>
    </style:style>
    <style:style style:name="P30" style:family="paragraph" style:parent-style-name="Text_20_body" style:list-style-name="L31">
      <style:text-properties officeooo:paragraph-rsid="000b731b"/>
    </style:style>
    <style:style style:name="P31" style:family="paragraph" style:parent-style-name="Text_20_body" style:list-style-name="L32">
      <style:text-properties officeooo:paragraph-rsid="000b731b"/>
    </style:style>
    <style:style style:name="P32" style:family="paragraph" style:parent-style-name="Text_20_body" style:list-style-name="L33">
      <style:text-properties officeooo:paragraph-rsid="000ebab2"/>
    </style:style>
    <style:style style:name="P33" style:family="paragraph" style:parent-style-name="Text_20_body" style:list-style-name="L40">
      <style:text-properties officeooo:paragraph-rsid="000ebab2"/>
    </style:style>
    <style:style style:name="P34" style:family="paragraph" style:parent-style-name="Text_20_body" style:list-style-name="L41">
      <style:text-properties officeooo:paragraph-rsid="000ebab2"/>
    </style:style>
    <style:style style:name="P35" style:family="paragraph" style:parent-style-name="Text_20_body" style:list-style-name="L42">
      <style:text-properties officeooo:paragraph-rsid="000ebab2"/>
    </style:style>
    <style:style style:name="P36" style:family="paragraph" style:parent-style-name="Text_20_body" style:list-style-name="L43">
      <style:text-properties officeooo:paragraph-rsid="000ebab2"/>
    </style:style>
    <style:style style:name="P37" style:family="paragraph" style:parent-style-name="Text_20_body" style:list-style-name="L44">
      <style:text-properties officeooo:paragraph-rsid="000ebab2"/>
    </style:style>
    <style:style style:name="P38" style:family="paragraph" style:parent-style-name="Text_20_body" style:list-style-name="L45">
      <style:text-properties officeooo:paragraph-rsid="000ebab2"/>
    </style:style>
    <style:style style:name="P39" style:family="paragraph" style:parent-style-name="Text_20_body">
      <style:text-properties officeooo:paragraph-rsid="000ebab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OFTWARE REQUIREMENTS SPECIFICATION (SRS)</text:h>
      <text:p text:style-name="P1">(Submitted by Arnav Pratap 1NT24IS042 SELAB04)</text:p>
      <text:h text:style-name="P4" text:outline-level="2">1. Introduction</text:h>
      <text:h text:style-name="P6" text:outline-level="3">1.1 Purpose</text:h>
      <text:p text:style-name="P39">This document provides a detailed description of the requirements for the Online Library Management System. It is intended for developers, stakeholders, and instructors to understand the system functionalities and constraints.</text:p>
      <text:h text:style-name="P6" text:outline-level="3">1.2 Scope</text:h>
      <text:p text:style-name="P39">The Online Library Management System allows users to search, borrow, return, and manage books digitally. It provides administrative functionalities to manage users, books, and transactions.</text:p>
      <text:h text:style-name="P6" text:outline-level="3">1.3 Definitions, Acronyms, Abbreviations</text:h>
      <text:list xml:id="list1079703611" text:style-name="L33">
        <text:list-item>
          <text:p text:style-name="P32">SRS: Software Requirements Specification</text:p>
        </text:list-item>
        <text:list-item>
          <text:p text:style-name="P32">LMS: Library Management System</text:p>
        </text:list-item>
        <text:list-item>
          <text:p text:style-name="P32">Admin: System Administrator</text:p>
        </text:list-item>
        <text:list-item>
          <text:p text:style-name="P32">User: Student/Member using the system</text:p>
        </text:list-item>
      </text:list>
      <text:h text:style-name="P6" text:outline-level="3" text:is-list-header="true">1.4 References</text:h>
      <text:list xml:id="list1700755608" text:style-name="L40">
        <text:list-item>
          <text:p text:style-name="P33">IEEE 830-1998 SRS Standard</text:p>
        </text:list-item>
      </text:list>
      <text:h text:style-name="P6" text:outline-level="3" text:is-list-header="true">1.5 Overview</text:h>
      <text:p text:style-name="P39">This document describes the system’s overall functionality, constraints, and detailed requirements.</text:p>
      <text:p text:style-name="P10"/>
      <text:h text:style-name="P4" text:outline-level="2">2. Overall Description</text:h>
      <text:h text:style-name="P6" text:outline-level="3">2.1 Product Perspective</text:h>
      <text:p text:style-name="P39">The system is a standalone web-based application that interacts with a database to store user and book data.</text:p>
      <text:h text:style-name="P6" text:outline-level="3">2.2 Product Functions</text:h>
      <text:list xml:id="list3910652488" text:style-name="L41">
        <text:list-item>
          <text:p text:style-name="P34">User registration and login</text:p>
        </text:list-item>
        <text:list-item>
          <text:p text:style-name="P34">Book search</text:p>
        </text:list-item>
        <text:list-item>
          <text:p text:style-name="P34">Borrow and return books</text:p>
        </text:list-item>
        <text:list-item>
          <text:p text:style-name="P34"><text:soft-page-break/>Admin management of books and users</text:p>
        </text:list-item>
      </text:list>
      <text:h text:style-name="P6" text:outline-level="3" text:is-list-header="true">2.3 User Classes and Characteristics</text:h>
      <text:list xml:id="list1349382896" text:style-name="L42">
        <text:list-item>
          <text:p text:style-name="P35">Admin: Full system access</text:p>
        </text:list-item>
        <text:list-item>
          <text:p text:style-name="P35">User: Limited access (search, borrow, return)</text:p>
        </text:list-item>
      </text:list>
      <text:h text:style-name="P6" text:outline-level="3" text:is-list-header="true">2.4 Operating Environment</text:h>
      <text:list xml:id="list2454866398" text:style-name="L43">
        <text:list-item>
          <text:p text:style-name="P36">Web browser (Chrome, Edge, Firefox)</text:p>
        </text:list-item>
        <text:list-item>
          <text:p text:style-name="P36">Backend server (any standard server)</text:p>
        </text:list-item>
        <text:list-item>
          <text:p text:style-name="P36">Database (MySQL or similar)</text:p>
        </text:list-item>
      </text:list>
      <text:h text:style-name="P6" text:outline-level="3" text:is-list-header="true">2.5 Constraints</text:h>
      <text:list xml:id="list277391083" text:style-name="L44">
        <text:list-item>
          <text:p text:style-name="P37">Requires internet connection</text:p>
        </text:list-item>
        <text:list-item>
          <text:p text:style-name="P37">Must handle multiple users simultaneously</text:p>
        </text:list-item>
      </text:list>
      <text:h text:style-name="P6" text:outline-level="3" text:is-list-header="true">2.6 Assumptions and Dependencies</text:h>
      <text:list xml:id="list4285903067" text:style-name="L45">
        <text:list-item>
          <text:p text:style-name="P38">Users have basic knowledge of web applications</text:p>
        </text:list-item>
        <text:list-item>
          <text:p text:style-name="P38">Database server is always available</text:p>
        </text:list-item>
      </text:list>
      <text:p text:style-name="P10"/>
      <text:h text:style-name="P4" text:outline-level="2"><text:line-break/>3. Specific Requirements<text:line-break/>3.1 Functional Requirements</text:h>
      <text:h text:style-name="P8" text:outline-level="4">FR1: User Registration</text:h>
      <text:list xml:id="list3767493161" text:style-name="L1">
        <text:list-item>
          <text:p text:style-name="P12">System shall allow new users to register</text:p>
        </text:list-item>
        <text:list-item>
          <text:p text:style-name="P12">Each user must provide name, email, password</text:p>
        </text:list-item>
      </text:list>
      <text:h text:style-name="P8" text:outline-level="4" text:is-list-header="true">FR2: User Login</text:h>
      <text:list xml:id="list3478820662" text:style-name="L21">
        <text:list-item>
          <text:p text:style-name="P20">System shall authenticate users using credentials</text:p>
        </text:list-item>
      </text:list>
      <text:h text:style-name="P8" text:outline-level="4" text:is-list-header="true">FR3: Search Books</text:h>
      <text:list xml:id="list1432614902" text:style-name="L22">
        <text:list-item>
          <text:p text:style-name="P21">System shall allow users to search books by title, author, or category</text:p>
        </text:list-item>
      </text:list>
      <text:h text:style-name="P8" text:outline-level="4" text:is-list-header="true">FR4: Borrow Book</text:h>
      <text:list xml:id="list2682487975" text:style-name="L23">
        <text:list-item>
          <text:p text:style-name="P22">System shall allow users to borrow available books</text:p>
        </text:list-item>
      </text:list>
      <text:h text:style-name="P8" text:outline-level="4" text:is-list-header="true">FR5: Return Book</text:h>
      <text:list xml:id="list197365101" text:style-name="L24">
        <text:list-item>
          <text:p text:style-name="P23">System shall allow users to return borrowed books</text:p>
        </text:list-item>
      </text:list>
      <text:h text:style-name="P8" text:outline-level="4" text:is-list-header="true"><text:soft-page-break/>FR6: Admin Add Book</text:h>
      <text:list xml:id="list3277685580" text:style-name="L25">
        <text:list-item>
          <text:p text:style-name="P24">Admin shall add new books to the system</text:p>
        </text:list-item>
      </text:list>
      <text:h text:style-name="P8" text:outline-level="4" text:is-list-header="true">FR7: Admin Remove Book</text:h>
      <text:list xml:id="list3968186724" text:style-name="L26">
        <text:list-item>
          <text:p text:style-name="P25">Admin shall remove books</text:p>
        </text:list-item>
      </text:list>
      <text:h text:style-name="P8" text:outline-level="4" text:is-list-header="true">FR8: View Borrow History</text:h>
      <text:list xml:id="list1535464025" text:style-name="L27">
        <text:list-item>
          <text:p text:style-name="P26">Users shall view their borrowing history</text:p>
        </text:list-item>
      </text:list>
      <text:p text:style-name="P9"/>
      <text:h text:style-name="P5" text:outline-level="3">3.2 Non-Functional Requirements</text:h>
      <text:h text:style-name="P8" text:outline-level="4">NFR1: Performance</text:h>
      <text:list xml:id="list983473979" text:style-name="L28">
        <text:list-item>
          <text:p text:style-name="P27">System should respond within 2 seconds</text:p>
        </text:list-item>
      </text:list>
      <text:h text:style-name="P8" text:outline-level="4" text:is-list-header="true">NFR2: Security</text:h>
      <text:list xml:id="list3467660543" text:style-name="L29">
        <text:list-item>
          <text:p text:style-name="P28">User data must be securely stored</text:p>
        </text:list-item>
        <text:list-item>
          <text:p text:style-name="P28">Passwords must be encrypted</text:p>
        </text:list-item>
      </text:list>
      <text:h text:style-name="P8" text:outline-level="4" text:is-list-header="true">NFR3: Usability</text:h>
      <text:list xml:id="list1413367883" text:style-name="L30">
        <text:list-item>
          <text:p text:style-name="P29">System must have a user-friendly interface</text:p>
        </text:list-item>
      </text:list>
      <text:h text:style-name="P8" text:outline-level="4" text:is-list-header="true">NFR4: Reliability</text:h>
      <text:list xml:id="list1092665793" text:style-name="L31">
        <text:list-item>
          <text:p text:style-name="P30">System should have 99% uptime</text:p>
        </text:list-item>
      </text:list>
      <text:h text:style-name="P8" text:outline-level="4" text:is-list-header="true">NFR5: Scalability</text:h>
      <text:list xml:id="list2207237082" text:style-name="L32">
        <text:list-item>
          <text:p text:style-name="P31">System should support up to 1000 users</text:p>
        </text:list-item>
      </text:list>
      <text:p text:style-name="P9"/>
      <text:h text:style-name="P3" text:outline-level="2"><text:line-break/>4. Verification<text:line-break/>5. Validation<text:line-break/>6. Version Control<text:line-break/>7. Appendice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23T10:09:47.631693329</meta:creation-date>
    <meta:generator>LibreOffice/6.4.7.2$Linux_X86_64 LibreOffice_project/40$Build-2</meta:generator>
    <dc:date>2026-03-23T10:27:25.559452099</dc:date>
    <meta:editing-duration>PT8M16S</meta:editing-duration>
    <meta:editing-cycles>4</meta:editing-cycles>
    <meta:document-statistic meta:table-count="0" meta:image-count="0" meta:object-count="0" meta:page-count="3" meta:paragraph-count="68" meta:word-count="399" meta:character-count="2581" meta:non-whitespace-character-count="2281"/>
  </office:meta>
</office:document-meta>
</file>